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205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Sheet1.Q2]);[Sheet1.Q2])))" style:apply-style-name="Excel_5f_CondFormat_5f_1_5f_1_5f_1" style:base-cell-address="Sheet1.A2"/>
      <style:map style:condition="is-true-formula(NOT(AND(ISBLANK([Sheet1.M2]);ISBLANK([Sheet1.O2]))))" style:apply-style-name="Excel_5f_CondFormat_5f_1_5f_1_5f_2" style:base-cell-address="Sheet1.A2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7" style:family="table-cell" style:parent-style-name="Default">
      <style:map style:condition="is-true-formula([Sheet1.$J2]&gt;COLUMN([Sheet1.C2])-3)" style:apply-style-name="Excel_5f_CondFormat_5f_1_5f_2_5f_1" style:base-cell-address="Sheet1.C2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1" style:family="table-cell" style:parent-style-name="Default">
      <style:map style:condition="is-true-formula(AND(NOT(ISBLANK([Sheet1.M2]));IF(ISERROR([Sheet1.A2]);ORG.OPENOFFICE.ERRORTYPE([Sheet1.A2])=ORG.OPENOFFICE.ERRORTYPE([Sheet1.M2]);[Sheet1.A2]=[Sheet1.M2])))" style:apply-style-name="Excel_5f_CondFormat_5f_1_5f_3_5f_1" style:base-cell-address="Sheet1.M2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8"/>
        <table:table-column table:style-name="co5" table:default-cell-style-name="ce4"/>
        <table:table-column table:style-name="co6" table:number-columns-repeated="245" table:default-cell-style-name="ce4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true">
            <text:p>TRUE</text:p>
          </table:table-cell>
          <table:table-cell table:style-name="ce5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];[.D2:.F2];1)" office:value-type="float" office:value="0">
            <text:p>#N/A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 1.0</text:p>
          </table:table-cell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2]);[.A2];[.M2])" office:value-type="string" office:string-value="Err:32767">
            <text:p>Err:32767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3];[.D3:.F3];1)" office:value-type="float" office:value="1">
            <text:p>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]);[.A3];[.M3])" office:value-type="float" office:value="1">
            <text:p>1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4];[.D4:.F4];1)" office:value-type="float" office:value="1">
            <text:p>1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]);[.A4];[.M4])" office:value-type="float" office:value="1">
            <text:p>1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5];[.D5:.F5];1)" office:value-type="float" office:value="1">
            <text:p>1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]);[.A5];[.M5])" office:value-type="float" office:value="1">
            <text:p>1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6];[.D6:.F6];1)" office:value-type="float" office:value="2">
            <text:p>2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]);[.A6];[.M6])" office:value-type="float" office:value="2">
            <text:p>2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7];[.D7:.F7];1)" office:value-type="float" office:value="2">
            <text:p>2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]);[.A7];[.M7])" office:value-type="float" office:value="2">
            <text:p>2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8];[.D8:.F8];1)" office:value-type="float" office:value="3">
            <text:p>3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]);[.A8];[.M8])" office:value-type="float" office:value="3">
            <text:p>3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9];[.D9:.F9];1)" office:value-type="float" office:value="3">
            <text:p>3</text:p>
          </table:table-cell>
          <table:table-cell table:style-name="ce6" office:value-type="float" office:value="501">
            <text:p>50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]);[.A9];[.M9])" office:value-type="float" office:value="3">
            <text:p>3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0];[.D10:.F10])" office:value-type="float" office:value="2">
            <text:p>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]);[.A10];[.M10])" office:value-type="float" office:value="2">
            <text:p>2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1];[.D11:.F11])" office:value-type="float" office:value="1">
            <text:p>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]);[.A11];[.M11])" office:value-type="float" office:value="1">
            <text:p>1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13];[.D13:.F13];-1)" office:value-type="float" office:value="3">
            <text:p>3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style-name="ce10"/>
          <table:table-cell/>
          <table:table-cell/>
          <table:table-cell table:style-name="Default" table:formula="of:=IF(ISBLANK([.M13]);[.A13];[.M13])" office:value-type="float" office:value="3">
            <text:p>3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14];[.D14:.F14];-1)" office:value-type="float" office:value="3">
            <text:p>3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]);[.A14];[.M14])" office:value-type="float" office:value="3">
            <text:p>3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5];[.D15:.F15];-1)" office:value-type="float" office:value="2">
            <text:p>2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]);[.A15];[.M15])" office:value-type="float" office:value="2">
            <text:p>2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6];[.D16:.F16];-1)" office:value-type="float" office:value="2">
            <text:p>2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]);[.A16];[.M16])" office:value-type="float" office:value="2">
            <text:p>2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7];[.D17:.F17];-1)" office:value-type="float" office:value="2">
            <text:p>2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]);[.A17];[.M17])" office:value-type="float" office:value="2">
            <text:p>2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8];[.D18:.F18];-1)" office:value-type="float" office:value="1">
            <text:p>1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]);[.A18];[.M18])" office:value-type="float" office:value="1">
            <text:p>1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9];[.D19:.F19];-1)" office:value-type="float" office:value="1">
            <text:p>1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]);[.A19];[.M19])" office:value-type="float" office:value="1">
            <text:p>1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0];[.D20:.F20];-1)" office:value-type="float" office:value="0">
            <text:p>#N/A</text:p>
          </table:table-cell>
          <table:table-cell table:style-name="ce6" office:value-type="float" office:value="501">
            <text:p>501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20]);[.A20];[.M20])" office:value-type="string" office:string-value="Err:32767">
            <text:p>Err:32767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1];[.D21:.F21];-1)" office:value-type="float" office:value="1">
            <text:p>1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]);[.A21];[.M21])" office:value-type="float" office:value="1">
            <text:p>1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2];[.D22:.F22];-1)" office:value-type="float" office:value="2">
            <text:p>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]);[.A22];[.M22])" office:value-type="float" office:value="2">
            <text:p>2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4];[.D24:.F24];0)" office:value-type="float" office:value="0">
            <text:p>#N/A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24]);[.A24];[.M24])" office:value-type="string" office:string-value="Err:32767">
            <text:p>Err:32767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5];[.D25:.F25];0)" office:value-type="float" office:value="1">
            <text:p>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]);[.A25];[.M25])" office:value-type="float" office:value="1">
            <text:p>1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6];[.D26:.F26];0)" office:value-type="float" office:value="0">
            <text:p>#N/A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26]);[.A26];[.M26])" office:value-type="string" office:string-value="Err:32767">
            <text:p>Err:32767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7];[.D27:.F27];0)" office:value-type="float" office:value="0">
            <text:p>#N/A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27]);[.A27];[.M27])" office:value-type="string" office:string-value="Err:32767">
            <text:p>Err:32767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8];[.D28:.F28];0)" office:value-type="float" office:value="2">
            <text:p>2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]);[.A28];[.M28])" office:value-type="float" office:value="2">
            <text:p>2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9];[.D29:.F29];0)" office:value-type="float" office:value="0">
            <text:p>#N/A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29]);[.A29];[.M29])" office:value-type="string" office:string-value="Err:32767">
            <text:p>Err:32767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30];[.D30:.F30];0)" office:value-type="float" office:value="3">
            <text:p>3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]);[.A30];[.M30])" office:value-type="float" office:value="3">
            <text:p>3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1];[.D31:.F31];0)" office:value-type="float" office:value="0">
            <text:p>#N/A</text:p>
          </table:table-cell>
          <table:table-cell table:style-name="ce6" office:value-type="float" office:value="501">
            <text:p>50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31]);[.A31];[.M31])" office:value-type="string" office:string-value="Err:32767">
            <text:p>Err:32767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2];[.D32:.F32];0)" office:value-type="float" office:value="0">
            <text:p>#N/A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32]);[.A32];[.M32])" office:value-type="string" office:string-value="Err:32767">
            <text:p>Err:32767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3];[.D33:.F33];0)" office:value-type="float" office:value="2">
            <text:p>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]);[.A33];[.M33])" office:value-type="float" office:value="2">
            <text:p>2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4];[.D34:.F34];0)" office:value-type="float" office:value="2">
            <text:p>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]);[.A34];[.M34])" office:value-type="float" office:value="2">
            <text:p>2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INDEX([.C37:.E37];2)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INDEX (1-dim)</text:p>
          </table:table-cell>
          <table:table-cell office:value-type="string">
            <text:p>INDEX</text:p>
          </table:table-cell>
          <table:table-cell table:style-name="Default"/>
          <table:table-cell/>
          <table:table-cell/>
          <table:table-cell table:style-name="Default" table:formula="of:=IF(ISBLANK([.M37]);[.A37];[.M37])" office:value-type="float" office:value="6">
            <text:p>6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38:.E38];2)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38]);[.A38];[.M38])" office:value-type="float" office:value="9">
            <text:p>9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INDEX([.D40:.F40];[.C40])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0]);[.A40];[.M40])" office:value-type="float" office:value="5">
            <text:p>5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INDEX([.D41:.F41];[.C41])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1]);[.A41];[.M41])" office:value-type="float" office:value="8">
            <text:p>8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INDEX([.D42:.F42];[.C42])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2]);[.A42];[.M42])" office:value-type="float" office:value="6">
            <text:p>6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D43:.F43];[.C43])" office:value-type="float" office:value="0">
            <text:p>#VALUE!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43]);[.A43];[.M43])" office:value-type="string" office:string-value="Err:519">
            <text:p>Err:519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D44:.F44];[.C44])" office:value-type="float" office:value="0">
            <text:p>Err:50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4]);[.A44];[.M44])" office:value-type="string" office:string-value="Err:502">
            <text:p>Err:502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INDEX([.D46:.F46];[.C46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6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6]);[.A46];[.M46])" office:value-type="float" office:value="0">
            <text:p>0</text:p>
          </table:table-cell>
          <table:table-cell table:style-name="Default"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INDEX([.D47:.F47];[.C47])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7]);[.A47];[.M47])" office:value-type="float" office:value="5">
            <text:p>5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49:.E50];2;2)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INDEX (2-dim)</text:p>
          </table:table-cell>
          <table:table-cell/>
          <table:table-cell table:style-name="ce10"/>
          <table:table-cell/>
          <table:table-cell/>
          <table:table-cell table:style-name="Default" table:formula="of:=IF(ISBLANK([.M49]);[.A49];[.M49])" office:value-type="float" office:value="9">
            <text:p>9</text:p>
          </table:table-cell>
          <table:table-cell table:style-name="Default"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50:.E50];1;2)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0]);[.A50];[.M50])" office:value-type="float" office:value="9">
            <text:p>9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F$52:.G$53];[.C52];[.D52])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2]);[.A52];[.M52])" office:value-type="float" office:value="11">
            <text:p>11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INDEX([.F$52:.G$53];[.C53];[.D53])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3]);[.A53];[.M53])" office:value-type="float" office:value="13">
            <text:p>13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F$52:.G$53];[.C54];[.D54])" office:value-type="float" office:value="12">
            <text:p>1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4]);[.A54];[.M54])" office:value-type="float" office:value="12">
            <text:p>12</text:p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f:=INDEX([.F$52:.G$53];[.C55];[.D55])" office:value-type="float" office:value="14">
            <text:p>1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5]);[.A55];[.M55])" office:value-type="float" office:value="14">
            <text:p>14</text:p>
          </table:table-cell>
          <table:table-cell table:style-name="Default"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C57:.D58];1;1)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7]);[.A57];[.M57])" office:value-type="float" office:value="11">
            <text:p>11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C58:.D58];1;1)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8]);[.A58];[.M58])" office:value-type="float" office:value="12">
            <text:p>12</text:p>
          </table:table-cell>
          <table:table-cell table:style-name="Default"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F$60:.G$61];[.C60];[.D60])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0]);[.A60];[.M60])" office:value-type="float" office:value="11">
            <text:p>11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f:=INDEX([.F$61:.G$61];[.C61];[.D61])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1]);[.A61];[.M61])" office:value-type="float" office:value="14">
            <text:p>14</text:p>
          </table:table-cell>
          <table:table-cell table:style-name="Default" table:formula="of:=IF(ISBLANK([.O61]);IF(ISERROR([.B61]);&quot;Err:&quot;&amp;ORG.OPENOFFICE.ERRORTYPE([.B61])=[.M61];OR([.P61]=[.B61];AND(ISNUMBER([.P61]);ISNUMBER([.B61]);OR(AND([.P61]=0;ABS([.B61])&lt;1E-307);&quot;&quot;&amp;[.B61]=&quot;&quot;&amp;[.P61]))));[.O6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63:.G63];[.D63];[.C63])" office:value-type="float" office:value="0">
            <text:p>Err:50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office:value-type="string">
            <text:p>INDEX (1-dim, 2-idx)</text:p>
          </table:table-cell>
          <table:table-cell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63]);[.A63];[.M63])" office:value-type="string" office:string-value="Err:502">
            <text:p>Err:502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64:.G64];0;[.C64])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4]);[.A64];[.M64])" office:value-type="float" office:value="11">
            <text:p>11</text:p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65:.G65];[.D65];[.C65])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5]);[.A65];[.M65])" office:value-type="float" office:value="11">
            <text:p>11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66:.G66];[.D66];[.C66])" office:value-type="float" office:value="0">
            <text:p>Err:50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66]);[.A66];[.M66])" office:value-type="string" office:string-value="Err:502">
            <text:p>Err:502</text:p>
          </table:table-cell>
          <table:table-cell table:style-name="Default"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68:.E$70];[.C68];[.D68])" office:value-type="float" office:value="0">
            <text:p>Err:50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68]);[.A68];[.M68])" office:value-type="string" office:string-value="Err:502">
            <text:p>Err:502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68:.E$70];[.C69];0)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9]);[.A69];[.M69])" office:value-type="float" office:value="11">
            <text:p>11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68:.E$70];[.C70];[.D70])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0]);[.A70];[.M70])" office:value-type="float" office:value="11">
            <text:p>11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68:.E$70];[.C71];[.D71])" office:value-type="float" office:value="0">
            <text:p>Err:50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71]);[.A71];[.M71])" office:value-type="string" office:string-value="Err:502">
            <text:p>Err:502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5:.F$76];[.C73];1)" office:value-type="float" office:value="0">
            <text:p>Err:502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73]);[.A73];[.M73])" office:value-type="string" office:string-value="Err:502">
            <text:p>Err:502</text:p>
          </table:table-cell>
          <table:table-cell table:style-name="Default"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5:.F$76];[.C74];1)" office:value-type="float" office:value="0">
            <text:p>#VALUE!</text:p>
          </table:table-cell>
          <table:table-cell table:style-name="ce6" office:value-type="float" office:value="0">
            <text:p>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74]);[.A74];[.M74])" office:value-type="string" office:string-value="Err:519">
            <text:p>Err:519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75:.F$76];[.C75];1)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5]);[.A75];[.M75])" office:value-type="float" office:value="11">
            <text:p>11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E$75:.F$76];[.C76];1)" office:value-type="float" office:value="12">
            <text:p>12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6]);[.A76];[.M76])" office:value-type="float" office:value="12">
            <text:p>12</text:p>
          </table:table-cell>
          <table:table-cell table:style-name="Default" table:formula="of:=IF(ISBLANK([.O76]);IF(ISERROR([.B76]);&quot;Err:&quot;&amp;ORG.OPENOFFICE.ERRORTYPE([.B76])=[.M76];OR([.P76]=[.B76];AND(ISNUMBER([.P76]);ISNUMBER([.B76]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5:.F$76];[.C77];1)" office:value-type="float" office:value="0">
            <text:p>Err:502</text:p>
          </table:table-cell>
          <table:table-cell table:style-name="ce6" office:value-type="float" office:value="3">
            <text:p>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77]);[.A77];[.M77])" office:value-type="string" office:string-value="Err:502">
            <text:p>Err:502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one</text:p>
          </table:table-cell>
          <table:table-cell table:formula="of:=INDEX([.D79:.E79];[.C79])" office:value-type="string" office:string-value="one">
            <text:p>o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one</text:p>
          </table:table-cell>
          <table:table-cell table:style-name="ce6" office:value-type="string">
            <text:p>two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INDEX (return string)</text:p>
          </table:table-cell>
          <table:table-cell/>
          <table:table-cell table:style-name="Default"/>
          <table:table-cell/>
          <table:table-cell/>
          <table:table-cell table:style-name="Default" table:formula="of:=IF(ISBLANK([.M79]);[.A79];[.M79])" office:value-type="string" office:string-value="one">
            <text:p>one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two</text:p>
          </table:table-cell>
          <table:table-cell table:formula="of:=INDEX([.D80:.E80];[.C80])" office:value-type="string" office:string-value="two">
            <text:p>tw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one</text:p>
          </table:table-cell>
          <table:table-cell table:style-name="ce6" office:value-type="string">
            <text:p>two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80]);[.A80];[.M80])" office:value-type="string" office:string-value="two">
            <text:p>two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2];[.D82:.F82];[.G82:.I82])" office:value-type="float" office:value="12">
            <text:p>1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LOOKUP (vectors horiz.)</text:p>
          </table:table-cell>
          <table:table-cell office:value-type="string">
            <text:p>LOOKUP</text:p>
          </table:table-cell>
          <table:table-cell table:style-name="ce10"/>
          <table:table-cell/>
          <table:table-cell/>
          <table:table-cell table:style-name="Default" table:formula="of:=IF(ISBLANK([.M82]);[.A82];[.M82])" office:value-type="float" office:value="12">
            <text:p>12</text:p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LOOKUP([.C83];[.D83:.F83];[.G83:.I83])" office:value-type="float" office:value="11">
            <text:p>1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3]);[.A83];[.M83])" office:value-type="float" office:value="11">
            <text:p>11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4];[.D84:.F84];[.G84:.I84])" office:value-type="float" office:value="12">
            <text:p>1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4]);[.A84];[.M84])" office:value-type="float" office:value="12">
            <text:p>12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LOOKUP([.C85];[.D85:.F85];[.G85:.I85])" office:value-type="float" office:value="0">
            <text:p>#N/A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85]);[.A85];[.M85])" office:value-type="string" office:string-value="Err:32767">
            <text:p>Err:32767</text:p>
          </table:table-cell>
          <table:table-cell table:style-name="Default" table:formula="of:=IF(ISBLANK([.O85]);IF(ISERROR([.B85]);&quot;Err:&quot;&amp;ORG.OPENOFFICE.ERRORTYPE([.B85])=[.M85];OR([.P85]=[.B85];AND(ISNUMBER([.P85]);ISNUMBER([.B85]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LOOKUP([.C87];[.D$87:.D$89];[.E$87:.E$89])" office:value-type="float" office:value="11">
            <text:p>1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LOOKUP (vectors vert.)</text:p>
          </table:table-cell>
          <table:table-cell/>
          <table:table-cell table:style-name="ce10"/>
          <table:table-cell/>
          <table:table-cell/>
          <table:table-cell table:style-name="Default" table:formula="of:=IF(ISBLANK([.M87]);[.A87];[.M87])" office:value-type="float" office:value="11">
            <text:p>11</text:p>
          </table:table-cell>
          <table:table-cell table:style-name="Default"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8];[.D$87:.D$89];[.E$87:.E$89])" office:value-type="float" office:value="12">
            <text:p>1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8]);[.A88];[.M88])" office:value-type="float" office:value="12">
            <text:p>12</text:p>
          </table:table-cell>
          <table:table-cell table:style-name="Default"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9];[.D$87:.D$89];[.E$87:.E$89])" office:value-type="float" office:value="12">
            <text:p>1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9]);[.A89];[.M89])" office:value-type="float" office:value="12">
            <text:p>12</text:p>
          </table:table-cell>
          <table:table-cell table:style-name="Default"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LOOKUP([.C90];[.D$87:.D$89];[.E$87:.E$89])" office:value-type="float" office:value="0">
            <text:p>#N/A</text:p>
          </table:table-cell>
          <table:table-cell table:style-name="ce6" office:value-type="float" office:value="9">
            <text:p>9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32767</text:p>
          </table:table-cell>
          <table:table-cell/>
          <table:table-cell/>
          <table:table-cell table:style-name="Default" table:formula="of:=IF(ISBLANK([.M90]);[.A90];[.M90])" office:value-type="string" office:string-value="Err:32767">
            <text:p>Err:32767</text:p>
          </table:table-cell>
          <table:table-cell table:style-name="Default"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92];[.D$92:.G$94])" office:value-type="float" office:value="22">
            <text:p>22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office:value-type="string">
            <text:p>LOOKUP (array horiz)</text:p>
          </table:table-cell>
          <table:table-cell/>
          <table:table-cell table:style-name="Default"/>
          <table:table-cell/>
          <table:table-cell/>
          <table:table-cell table:style-name="Default" table:formula="of:=IF(ISBLANK([.M92]);[.A92];[.M92])" office:value-type="float" office:value="22">
            <text:p>22</text:p>
          </table:table-cell>
          <table:table-cell table:style-name="Default"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93];[.D$92:.G$94])" office:value-type="float" office:value="23">
            <text:p>2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93]);[.A93];[.M93])" office:value-type="float" office:value="23">
            <text:p>23</text:p>
          </table:table-cell>
          <table:table-cell table:style-name="Default"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94];[.D$92:.G$94])" office:value-type="float" office:value="23">
            <text:p>2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94]);[.A94];[.M94])" office:value-type="float" office:value="23">
            <text:p>23</text:p>
          </table:table-cell>
          <table:table-cell table:style-name="Default"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LOOKUP([.C96];[.D$96:.F$98])" office:value-type="float" office:value="21">
            <text:p>2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office:value-type="string">
            <text:p>LOOKUP (array square)</text:p>
          </table:table-cell>
          <table:table-cell/>
          <table:table-cell table:style-name="ce10"/>
          <table:table-cell/>
          <table:table-cell/>
          <table:table-cell table:style-name="Default" table:formula="of:=IF(ISBLANK([.M96]);[.A96];[.M96])" office:value-type="float" office:value="21">
            <text:p>21</text:p>
          </table:table-cell>
          <table:table-cell table:style-name="Default"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97];[.D$96:.F$98])" office:value-type="float" office:value="22">
            <text:p>2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2">
            <text:p>22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7]);[.A97];[.M97])" office:value-type="float" office:value="22">
            <text:p>22</text:p>
          </table:table-cell>
          <table:table-cell table:style-name="Default" table:formula="of:=IF(ISBLANK([.O97]);IF(ISERROR([.B97]);&quot;Err:&quot;&amp;ORG.OPENOFFICE.ERRORTYPE([.B97])=[.M97];OR([.P97]=[.B97];AND(ISNUMBER([.P97]);ISNUMBER([.B97]);OR(AND([.P97]=0;ABS([.B97])&lt;1E-307);&quot;&quot;&amp;[.B97]=&quot;&quot;&amp;[.P97]))));[.O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98];[.D$96:.F$98])" office:value-type="float" office:value="22">
            <text:p>2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3">
            <text:p>23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8]);[.A98];[.M98])" office:value-type="float" office:value="22">
            <text:p>22</text:p>
          </table:table-cell>
          <table:table-cell table:style-name="Default"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LOOKUP([.C100];[.D$100:.F$103])" office:value-type="float" office:value="21">
            <text:p>2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office:value-type="string">
            <text:p>LOOKUP (array vert)</text:p>
          </table:table-cell>
          <table:table-cell/>
          <table:table-cell table:style-name="ce10"/>
          <table:table-cell/>
          <table:table-cell/>
          <table:table-cell table:style-name="Default" table:formula="of:=IF(ISBLANK([.M100]);[.A100];[.M100])" office:value-type="float" office:value="21">
            <text:p>21</text:p>
          </table:table-cell>
          <table:table-cell table:style-name="Default"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1];[.D$100:.F$103])" office:value-type="float" office:value="22">
            <text:p>2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2">
            <text:p>22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1]);[.A101];[.M101])" office:value-type="float" office:value="22">
            <text:p>22</text:p>
          </table:table-cell>
          <table:table-cell table:style-name="Default" table:formula="of:=IF(ISBLANK([.O101]);IF(ISERROR([.B101]);&quot;Err:&quot;&amp;ORG.OPENOFFICE.ERRORTYPE([.B101])=[.M101];OR([.P101]=[.B101];AND(ISNUMBER([.P101]);ISNUMBER([.B101]);OR(AND([.P101]=0;ABS([.B101])&lt;1E-307);&quot;&quot;&amp;[.B101]=&quot;&quot;&amp;[.P101]))));[.O1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2];[.D$100:.F$103])" office:value-type="float" office:value="22">
            <text:p>2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3">
            <text:p>23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2]);[.A102];[.M102])" office:value-type="float" office:value="22">
            <text:p>22</text:p>
          </table:table-cell>
          <table:table-cell table:style-name="Default"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103];[.D$100:.F$103])" office:value-type="float" office:value="23">
            <text:p>2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4">
            <text:p>24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3]);[.A103];[.M103])" office:value-type="float" office:value="23">
            <text:p>23</text:p>
          </table:table-cell>
          <table:table-cell table:style-name="Default"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HLOOKUP([.C105];[.D$105:.G$107];3)" office:value-type="float" office:value="22">
            <text:p>22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HLOOKUP</text:p>
          </table:table-cell>
          <table:table-cell table:style-name="ce10"/>
          <table:table-cell/>
          <table:table-cell/>
          <table:table-cell table:style-name="Default" table:formula="of:=IF(ISBLANK([.M105]);[.A105];[.M105])" office:value-type="float" office:value="22">
            <text:p>22</text:p>
          </table:table-cell>
          <table:table-cell table:style-name="Default"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06];[.D$105:.G$107];3)" office:value-type="float" office:value="23">
            <text:p>2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6]);[.A106];[.M106])" office:value-type="float" office:value="23">
            <text:p>23</text:p>
          </table:table-cell>
          <table:table-cell table:style-name="Default" table:formula="of:=IF(ISBLANK([.O106]);IF(ISERROR([.B106]);&quot;Err:&quot;&amp;ORG.OPENOFFICE.ERRORTYPE([.B106])=[.M106];OR([.P106]=[.B106];AND(ISNUMBER([.P106]);ISNUMBER([.B106]);OR(AND([.P106]=0;ABS([.B106])&lt;1E-307);&quot;&quot;&amp;[.B106]=&quot;&quot;&amp;[.P106]))));[.O1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07];[.D$105:.G$107];3)" office:value-type="float" office:value="23">
            <text:p>2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7]);[.A107];[.M107])" office:value-type="float" office:value="23">
            <text:p>23</text:p>
          </table:table-cell>
          <table:table-cell table:style-name="Default"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HLOOKUP([.C108];[.D$105:.G$107];[.D108])" office:value-type="float" office:value="20">
            <text:p>2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8]);[.A108];[.M108])" office:value-type="float" office:value="20">
            <text:p>20</text:p>
          </table:table-cell>
          <table:table-cell table:style-name="Default"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HLOOKUP([.C109];[.D$105:.G$107];[.D109])" office:value-type="float" office:value="13">
            <text:p>1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9]);[.A109];[.M109])" office:value-type="float" office:value="13">
            <text:p>13</text:p>
          </table:table-cell>
          <table:table-cell table:style-name="Default" table:formula="of:=IF(ISBLANK([.O109]);IF(ISERROR([.B109]);&quot;Err:&quot;&amp;ORG.OPENOFFICE.ERRORTYPE([.B109])=[.M109];OR([.P109]=[.B109];AND(ISNUMBER([.P109]);ISNUMBER([.B109]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10];[.D$105:.G$107];[.D110])" office:value-type="float" office:value="23">
            <text:p>2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0]);[.A110];[.M110])" office:value-type="float" office:value="23">
            <text:p>23</text:p>
          </table:table-cell>
          <table:table-cell table:style-name="Default" table:formula="of:=IF(ISBLANK([.O110]);IF(ISERROR([.B110]);&quot;Err:&quot;&amp;ORG.OPENOFFICE.ERRORTYPE([.B110])=[.M110];OR([.P110]=[.B110];AND(ISNUMBER([.P110]);ISNUMBER([.B110]);OR(AND([.P110]=0;ABS([.B110])&lt;1E-307);&quot;&quot;&amp;[.B110]=&quot;&quot;&amp;[.P110]))));[.O1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LOOKUP([.C111];[.D$105:.G$107];[.D111])" office:value-type="float" office:value="0">
            <text:p>Err:50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11]);[.A111];[.M111])" office:value-type="string" office:string-value="Err:502">
            <text:p>Err:502</text:p>
          </table:table-cell>
          <table:table-cell table:style-name="Default" table:formula="of:=IF(ISBLANK([.O111]);IF(ISERROR([.B111]);&quot;Err:&quot;&amp;ORG.OPENOFFICE.ERRORTYPE([.B111])=[.M111];OR([.P111]=[.B111];AND(ISNUMBER([.P111]);ISNUMBER([.B111]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LOOKUP([.C112];[.D$105:.G$107];[.D112])" office:value-type="float" office:value="0">
            <text:p>Err:50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12]);[.A112];[.M112])" office:value-type="string" office:string-value="Err:502">
            <text:p>Err:502</text:p>
          </table:table-cell>
          <table:table-cell table:style-name="Default" table:formula="of:=IF(ISBLANK([.O112]);IF(ISERROR([.B112]);&quot;Err:&quot;&amp;ORG.OPENOFFICE.ERRORTYPE([.B112])=[.M112];OR([.P112]=[.B112];AND(ISNUMBER([.P112]);ISNUMBER([.B112]);OR(AND([.P112]=0;ABS([.B112])&lt;1E-307);&quot;&quot;&amp;[.B112]=&quot;&quot;&amp;[.P112]))));[.O1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one</text:p>
          </table:table-cell>
          <table:table-cell table:style-name="Default" table:formula="of:=HLOOKUP([.C114];[.D$114:.G$116];1;FALSE())" office:value-type="string" office:string-value="one">
            <text:p>one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two</text:p>
          </table:table-cell>
          <table:table-cell table:style-name="ce7" office:value-type="string">
            <text:p>three</text:p>
          </table:table-cell>
          <table:table-cell table:style-name="ce7" office:value-type="string">
            <text:p>four</text:p>
          </table:table-cell>
          <table:table-cell table:style-name="ce7" table:number-columns-repeated="2"/>
          <table:table-cell table:style-name="ce9" office:value-type="float" office:value="5">
            <text:p>5</text:p>
          </table:table-cell>
          <table:table-cell table:style-name="Default" office:value-type="string">
            <text:p>HLOOKUP (equality)</text:p>
          </table:table-cell>
          <table:table-cell table:style-name="Default" office:value-type="string">
            <text:p>HLOOKUP</text:p>
          </table:table-cell>
          <table:table-cell table:style-name="ce11"/>
          <table:table-cell table:style-name="Default"/>
          <table:table-cell table:style-name="Default"/>
          <table:table-cell table:style-name="Default" table:formula="of:=IF(ISBLANK([.M114]);[.A114];[.M114])" office:value-type="string" office:string-value="one">
            <text:p>one</text:p>
          </table:table-cell>
          <table:table-cell table:style-name="Default" table:formula="of:=IF(ISBLANK([.O114]);IF(ISERROR([.B114]);&quot;Err:&quot;&amp;ORG.OPENOFFICE.ERRORTYPE([.B114])=[.M114];OR([.P114]=[.B114];AND(ISNUMBER([.P114]);ISNUMBER([.B114]);OR(AND([.P114]=0;ABS([.B114])&lt;1E-307);&quot;&quot;&amp;[.B114]=&quot;&quot;&amp;[.P114]))));[.O114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три</text:p>
          </table:table-cell>
          <table:table-cell table:style-name="Default" table:formula="of:=HLOOKUP([.C115];[.D$114:.G$116];2;FALSE())" office:value-type="string" office:string-value="три">
            <text:p>три</text:p>
          </table:table-cell>
          <table:table-cell table:style-name="ce7" office:value-type="string">
            <text:p>three</text:p>
          </table:table-cell>
          <table:table-cell table:style-name="ce7" office:value-type="string">
            <text:p>один</text:p>
          </table:table-cell>
          <table:table-cell table:style-name="ce7" office:value-type="string">
            <text:p>два</text:p>
          </table:table-cell>
          <table:table-cell table:style-name="ce7" office:value-type="string">
            <text:p>три</text:p>
          </table:table-cell>
          <table:table-cell table:style-name="ce7" office:value-type="string">
            <text:p>четыре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15]);[.A115];[.M115])" office:value-type="string" office:string-value="три">
            <text:p>три</text:p>
          </table:table-cell>
          <table:table-cell table:style-name="Default" table:formula="of:=IF(ISBLANK([.O115]);IF(ISERROR([.B115]);&quot;Err:&quot;&amp;ORG.OPENOFFICE.ERRORTYPE([.B115])=[.M115];OR([.P115]=[.B115];AND(ISNUMBER([.P115]);ISNUMBER([.B115]);OR(AND([.P115]=0;ABS([.B115])&lt;1E-307);&quot;&quot;&amp;[.B115]=&quot;&quot;&amp;[.P115]))));[.O115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vier</text:p>
          </table:table-cell>
          <table:table-cell table:style-name="Default" table:formula="of:=HLOOKUP([.C116];[.D$114:.G$116];3;FALSE())" office:value-type="string" office:string-value="vier">
            <text:p>vier</text:p>
          </table:table-cell>
          <table:table-cell table:style-name="ce7" office:value-type="string">
            <text:p>four</text:p>
          </table:table-cell>
          <table:table-cell table:style-name="ce7" office:value-type="string">
            <text:p>eins</text:p>
          </table:table-cell>
          <table:table-cell table:style-name="ce7" office:value-type="string">
            <text:p>zwei</text:p>
          </table:table-cell>
          <table:table-cell table:style-name="ce7" office:value-type="string">
            <text:p>drei</text:p>
          </table:table-cell>
          <table:table-cell table:style-name="ce7" office:value-type="string">
            <text:p>vier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16]);[.A116];[.M116])" office:value-type="string" office:string-value="vier">
            <text:p>vier</text:p>
          </table:table-cell>
          <table:table-cell table:style-name="Default" table:formula="of:=IF(ISBLANK([.O116]);IF(ISERROR([.B116]);&quot;Err:&quot;&amp;ORG.OPENOFFICE.ERRORTYPE([.B116])=[.M116];OR([.P116]=[.B116];AND(ISNUMBER([.P116]);ISNUMBER([.B116]);OR(AND([.P116]=0;ABS([.B116])&lt;1E-307);&quot;&quot;&amp;[.B116]=&quot;&quot;&amp;[.P116]))));[.O116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3">
          <table:table-cell table:style-name="ce3"/>
          <table:table-cell table:style-name="Default"/>
          <table:table-cell table:style-name="ce7" table:number-columns-repeated="7"/>
          <table:table-cell table:style-name="ce9"/>
          <table:table-cell table:style-name="Default" table:number-columns-repeated="2"/>
          <table:table-cell table:style-name="ce11"/>
          <table:table-cell table:style-name="Default" table:number-columns-repeated="243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VLOOKUP([.C118];[.D$118:.F$120];3)" office:value-type="float" office:value="22">
            <text:p>22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VLOOKUP</text:p>
          </table:table-cell>
          <table:table-cell table:style-name="ce10"/>
          <table:table-cell/>
          <table:table-cell/>
          <table:table-cell table:style-name="Default" table:formula="of:=IF(ISBLANK([.M118]);[.A118];[.M118])" office:value-type="float" office:value="22">
            <text:p>22</text:p>
          </table:table-cell>
          <table:table-cell table:style-name="Default" table:formula="of:=IF(ISBLANK([.O118]);IF(ISERROR([.B118]);&quot;Err:&quot;&amp;ORG.OPENOFFICE.ERRORTYPE([.B118])=[.M118];OR([.P118]=[.B118];AND(ISNUMBER([.P118]);ISNUMBER([.B118]);OR(AND([.P118]=0;ABS([.B118])&lt;1E-307);&quot;&quot;&amp;[.B118]=&quot;&quot;&amp;[.P118]))));[.O1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19];[.D$118:.F$120];3)" office:value-type="float" office:value="23">
            <text:p>2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2">
            <text:p>22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9]);[.A119];[.M119])" office:value-type="float" office:value="23">
            <text:p>23</text:p>
          </table:table-cell>
          <table:table-cell table:style-name="Default" table:formula="of:=IF(ISBLANK([.O119]);IF(ISERROR([.B119]);&quot;Err:&quot;&amp;ORG.OPENOFFICE.ERRORTYPE([.B119])=[.M119];OR([.P119]=[.B119];AND(ISNUMBER([.P119]);ISNUMBER([.B119]);OR(AND([.P119]=0;ABS([.B119])&lt;1E-307);&quot;&quot;&amp;[.B119]=&quot;&quot;&amp;[.P119]))));[.O1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20];[.D$118:.F$120];3)" office:value-type="float" office:value="23">
            <text:p>2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3">
            <text:p>23</text:p>
          </table:table-cell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0]);[.A120];[.M120])" office:value-type="float" office:value="23">
            <text:p>23</text:p>
          </table:table-cell>
          <table:table-cell table:style-name="Default" table:formula="of:=IF(ISBLANK([.O120]);IF(ISERROR([.B120]);&quot;Err:&quot;&amp;ORG.OPENOFFICE.ERRORTYPE([.B120])=[.M120];OR([.P120]=[.B120];AND(ISNUMBER([.P120]);ISNUMBER([.B120]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VLOOKUP([.C121];[.D$118:.F$120];[.D121])" office:value-type="float" office:value="20">
            <text:p>2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1]);[.A121];[.M121])" office:value-type="float" office:value="20">
            <text:p>20</text:p>
          </table:table-cell>
          <table:table-cell table:style-name="Default" table:formula="of:=IF(ISBLANK([.O121]);IF(ISERROR([.B121]);&quot;Err:&quot;&amp;ORG.OPENOFFICE.ERRORTYPE([.B121])=[.M121];OR([.P121]=[.B121];AND(ISNUMBER([.P121]);ISNUMBER([.B121]);OR(AND([.P121]=0;ABS([.B121])&lt;1E-307);&quot;&quot;&amp;[.B121]=&quot;&quot;&amp;[.P121]))));[.O1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VLOOKUP([.C122];[.D$118:.F$120];[.D122])" office:value-type="float" office:value="13">
            <text:p>1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2]);[.A122];[.M122])" office:value-type="float" office:value="13">
            <text:p>13</text:p>
          </table:table-cell>
          <table:table-cell table:style-name="Default" table:formula="of:=IF(ISBLANK([.O122]);IF(ISERROR([.B122]);&quot;Err:&quot;&amp;ORG.OPENOFFICE.ERRORTYPE([.B122])=[.M122];OR([.P122]=[.B122];AND(ISNUMBER([.P122]);ISNUMBER([.B122]);OR(AND([.P122]=0;ABS([.B122])&lt;1E-307);&quot;&quot;&amp;[.B122]=&quot;&quot;&amp;[.P122]))));[.O1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23];[.D$118:.F$120];[.D123])" office:value-type="float" office:value="23">
            <text:p>2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3]);[.A123];[.M123])" office:value-type="float" office:value="23">
            <text:p>23</text:p>
          </table:table-cell>
          <table:table-cell table:style-name="Default" table:formula="of:=IF(ISBLANK([.O123]);IF(ISERROR([.B123]);&quot;Err:&quot;&amp;ORG.OPENOFFICE.ERRORTYPE([.B123])=[.M123];OR([.P123]=[.B123];AND(ISNUMBER([.P123]);ISNUMBER([.B123]);OR(AND([.P123]=0;ABS([.B123])&lt;1E-307);&quot;&quot;&amp;[.B123]=&quot;&quot;&amp;[.P123]))));[.O1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VLOOKUP([.C124];[.D$118:.F$120];[.D124])" office:value-type="float" office:value="0">
            <text:p>Err:50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24]);[.A124];[.M124])" office:value-type="string" office:string-value="Err:502">
            <text:p>Err:502</text:p>
          </table:table-cell>
          <table:table-cell table:style-name="Default" table:formula="of:=IF(ISBLANK([.O124]);IF(ISERROR([.B124]);&quot;Err:&quot;&amp;ORG.OPENOFFICE.ERRORTYPE([.B124])=[.M124];OR([.P124]=[.B124];AND(ISNUMBER([.P124]);ISNUMBER([.B124]);OR(AND([.P124]=0;ABS([.B124])&lt;1E-307);&quot;&quot;&amp;[.B124]=&quot;&quot;&amp;[.P124]))));[.O1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VLOOKUP([.C125];[.D$118:.F$120];[.D125])" office:value-type="float" office:value="0">
            <text:p>Err:50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25]);[.A125];[.M125])" office:value-type="string" office:string-value="Err:502">
            <text:p>Err:502</text:p>
          </table:table-cell>
          <table:table-cell table:style-name="Default" table:formula="of:=IF(ISBLANK([.O125]);IF(ISERROR([.B125]);&quot;Err:&quot;&amp;ORG.OPENOFFICE.ERRORTYPE([.B125])=[.M125];OR([.P125]=[.B125];AND(ISNUMBER([.P125]);ISNUMBER([.B125]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one</text:p>
          </table:table-cell>
          <table:table-cell table:style-name="Default" table:formula="of:=VLOOKUP([.C127];[.D$127:.F$129];1;FALSE())" office:value-type="string" office:string-value="one">
            <text:p>one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один</text:p>
          </table:table-cell>
          <table:table-cell table:style-name="ce7" office:value-type="string">
            <text:p>eins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Default" office:value-type="string">
            <text:p>VLOOKUP (equality)</text:p>
          </table:table-cell>
          <table:table-cell table:style-name="Default" office:value-type="string">
            <text:p>VLOOKUP</text:p>
          </table:table-cell>
          <table:table-cell table:style-name="ce11"/>
          <table:table-cell table:style-name="Default"/>
          <table:table-cell table:style-name="Default"/>
          <table:table-cell table:style-name="Default" table:formula="of:=IF(ISBLANK([.M127]);[.A127];[.M127])" office:value-type="string" office:string-value="one">
            <text:p>one</text:p>
          </table:table-cell>
          <table:table-cell table:style-name="Default" table:formula="of:=IF(ISBLANK([.O127]);IF(ISERROR([.B127]);&quot;Err:&quot;&amp;ORG.OPENOFFICE.ERRORTYPE([.B127])=[.M127];OR([.P127]=[.B127];AND(ISNUMBER([.P127]);ISNUMBER([.B127]);OR(AND([.P127]=0;ABS([.B127])&lt;1E-307);&quot;&quot;&amp;[.B127]=&quot;&quot;&amp;[.P127]))));[.O127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два</text:p>
          </table:table-cell>
          <table:table-cell table:style-name="Default" table:formula="of:=VLOOKUP([.C128];[.D$127:.F$129];2;FALSE())" office:value-type="string" office:string-value="два">
            <text:p>два</text:p>
          </table:table-cell>
          <table:table-cell table:style-name="ce7" office:value-type="string">
            <text:p>two</text:p>
          </table:table-cell>
          <table:table-cell table:style-name="ce7" office:value-type="string">
            <text:p>two</text:p>
          </table:table-cell>
          <table:table-cell table:style-name="ce7" office:value-type="string">
            <text:p>два</text:p>
          </table:table-cell>
          <table:table-cell table:style-name="ce7" office:value-type="string">
            <text:p>zwei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28]);[.A128];[.M128])" office:value-type="string" office:string-value="два">
            <text:p>два</text:p>
          </table:table-cell>
          <table:table-cell table:style-name="Default" table:formula="of:=IF(ISBLANK([.O128]);IF(ISERROR([.B128]);&quot;Err:&quot;&amp;ORG.OPENOFFICE.ERRORTYPE([.B128])=[.M128];OR([.P128]=[.B128];AND(ISNUMBER([.P128]);ISNUMBER([.B128]);OR(AND([.P128]=0;ABS([.B128])&lt;1E-307);&quot;&quot;&amp;[.B128]=&quot;&quot;&amp;[.P128]))));[.O128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2">
          <table:table-cell table:style-name="ce3" office:value-type="string">
            <text:p>drei</text:p>
          </table:table-cell>
          <table:table-cell table:style-name="Default" table:formula="of:=VLOOKUP([.C129];[.D$127:.F$129];3;FALSE())" office:value-type="string" office:string-value="drei">
            <text:p>drei</text:p>
          </table:table-cell>
          <table:table-cell table:style-name="ce7" office:value-type="string">
            <text:p>three</text:p>
          </table:table-cell>
          <table:table-cell table:style-name="ce7" office:value-type="string">
            <text:p>three</text:p>
          </table:table-cell>
          <table:table-cell table:style-name="ce7" office:value-type="string">
            <text:p>три</text:p>
          </table:table-cell>
          <table:table-cell table:style-name="ce7" office:value-type="string">
            <text:p>drei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11"/>
          <table:table-cell table:style-name="Default"/>
          <table:table-cell table:style-name="Default"/>
          <table:table-cell table:style-name="Default" table:formula="of:=IF(ISBLANK([.M129]);[.A129];[.M129])" office:value-type="string" office:string-value="drei">
            <text:p>drei</text:p>
          </table:table-cell>
          <table:table-cell table:style-name="Default" table:formula="of:=IF(ISBLANK([.O129]);IF(ISERROR([.B129]);&quot;Err:&quot;&amp;ORG.OPENOFFICE.ERRORTYPE([.B129])=[.M129];OR([.P129]=[.B129];AND(ISNUMBER([.P129]);ISNUMBER([.B129]);OR(AND([.P129]=0;ABS([.B129])&lt;1E-307);&quot;&quot;&amp;[.B129]=&quot;&quot;&amp;[.P129]))));[.O129])" office:value-type="boolean" office:boolean-value="true">
            <text:p>TRUE</text:p>
          </table:table-cell>
          <table:table-cell table:style-name="Default"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CHOOSE([.C131];[.D131];[.E131];[.F131])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CHOOSE</text:p>
          </table:table-cell>
          <table:table-cell table:style-name="ce10"/>
          <table:table-cell/>
          <table:table-cell/>
          <table:table-cell table:style-name="Default" table:formula="of:=IF(ISBLANK([.M131]);[.A131];[.M131])" office:value-type="float" office:value="11">
            <text:p>11</text:p>
          </table:table-cell>
          <table:table-cell table:style-name="Default" table:formula="of:=IF(ISBLANK([.O131]);IF(ISERROR([.B131]);&quot;Err:&quot;&amp;ORG.OPENOFFICE.ERRORTYPE([.B131])=[.M131];OR([.P131]=[.B131];AND(ISNUMBER([.P131]);ISNUMBER([.B131]);OR(AND([.P131]=0;ABS([.B131])&lt;1E-307);&quot;&quot;&amp;[.B131]=&quot;&quot;&amp;[.P131]))));[.O1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CHOOSE([.C132];[.D132];[.E132];[.F132]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2]);[.A132];[.M132])" office:value-type="float" office:value="22">
            <text:p>22</text:p>
          </table:table-cell>
          <table:table-cell table:style-name="Default" table:formula="of:=IF(ISBLANK([.O132]);IF(ISERROR([.B132]);&quot;Err:&quot;&amp;ORG.OPENOFFICE.ERRORTYPE([.B132])=[.M132];OR([.P132]=[.B132];AND(ISNUMBER([.P132]);ISNUMBER([.B132]);OR(AND([.P132]=0;ABS([.B132])&lt;1E-307);&quot;&quot;&amp;[.B132]=&quot;&quot;&amp;[.P132]))));[.O1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3">
            <text:p>33</text:p>
          </table:table-cell>
          <table:table-cell table:formula="of:=CHOOSE([.C133];[.D133];[.E133];[.F133])" office:value-type="float" office:value="33">
            <text:p>3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3]);[.A133];[.M133])" office:value-type="float" office:value="33">
            <text:p>33</text:p>
          </table:table-cell>
          <table:table-cell table:style-name="Default" table:formula="of:=IF(ISBLANK([.O133]);IF(ISERROR([.B133]);&quot;Err:&quot;&amp;ORG.OPENOFFICE.ERRORTYPE([.B133])=[.M133];OR([.P133]=[.B133];AND(ISNUMBER([.P133]);ISNUMBER([.B133]);OR(AND([.P133]=0;ABS([.B133])&lt;1E-307);&quot;&quot;&amp;[.B133]=&quot;&quot;&amp;[.P133]))));[.O1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HOOSE([.C134];[.D134];[.E134];[.F134])" office:value-type="float" office:value="0">
            <text:p>Err:50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34]);[.A134];[.M134])" office:value-type="string" office:string-value="Err:502">
            <text:p>Err:502</text:p>
          </table:table-cell>
          <table:table-cell table:style-name="Default" table:formula="of:=IF(ISBLANK([.O134]);IF(ISERROR([.B134]);&quot;Err:&quot;&amp;ORG.OPENOFFICE.ERRORTYPE([.B134])=[.M134];OR([.P134]=[.B134];AND(ISNUMBER([.P134]);ISNUMBER([.B134]);OR(AND([.P134]=0;ABS([.B134])&lt;1E-307);&quot;&quot;&amp;[.B134]=&quot;&quot;&amp;[.P134]))));[.O1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HOOSE([.C135];[.D135];[.E135];[.F135])" office:value-type="float" office:value="0">
            <text:p>Err:50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35]);[.A135];[.M135])" office:value-type="string" office:string-value="Err:502">
            <text:p>Err:502</text:p>
          </table:table-cell>
          <table:table-cell table:style-name="Default" table:formula="of:=IF(ISBLANK([.O135]);IF(ISERROR([.B135]);&quot;Err:&quot;&amp;ORG.OPENOFFICE.ERRORTYPE([.B135])=[.M135];OR([.P135]=[.B135];AND(ISNUMBER([.P135]);ISNUMBER([.B135]);OR(AND([.P135]=0;ABS([.B135])&lt;1E-307);&quot;&quot;&amp;[.B135]=&quot;&quot;&amp;[.P135]))));[.O1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CHOOSE([.C136];[.D136];[.E136];[.F136])" office:value-type="float" office:value="12">
            <text:p>12</text:p>
          </table:table-cell>
          <table:table-cell table:style-name="ce6" office:value-type="float" office:value="2.99">
            <text:p>2.9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6]);[.A136];[.M136])" office:value-type="float" office:value="12">
            <text:p>12</text:p>
          </table:table-cell>
          <table:table-cell table:style-name="Default" table:formula="of:=IF(ISBLANK([.O136]);IF(ISERROR([.B136]);&quot;Err:&quot;&amp;ORG.OPENOFFICE.ERRORTYPE([.B136])=[.M136];OR([.P136]=[.B136];AND(ISNUMBER([.P136]);ISNUMBER([.B136]);OR(AND([.P136]=0;ABS([.B136])&lt;1E-307);&quot;&quot;&amp;[.B136]=&quot;&quot;&amp;[.P136]))));[.O136])" office:value-type="boolean" office:boolean-value="true">
            <text:p>TRUE</text:p>
          </table:table-cell>
          <table:table-cell table:number-columns-repeated="239"/>
        </table:table-row>
        <table:table-row table:style-name="ro2" table:number-rows-repeated="9872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 table:number-rows-repeated="5553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  <number:text>р.</number:text>
    </number:number-style>
    <number:number-style style:name="N181">
      <number:text>-</number:text>
      <number:number number:decimal-places="0" number:min-integer-digits="1" number:grouping="true"/>
      <number:text>р.</number:text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  <number:text>р.</number:text>
    </number:number-style>
    <number:number-style style:name="N18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р.</number:text>
    </number:number-style>
    <number:number-style style:name="N183">
      <number:text>-</number:text>
      <number:number number:decimal-places="2" number:min-integer-digits="1" number:grouping="true"/>
      <number:text>р.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р.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84P0"/>
    </number:number-style>
    <number:number-style style:name="N185P0" style:volatile="true">
      <number:text> </number:text>
      <number:number number:decimal-places="0" number:min-integer-digits="1" number:grouping="true"/>
      <number:text>    </number:text>
    </number:number-style>
    <number:number-style style:name="N185P1" style:volatile="true">
      <number:text>-</number:text>
      <number:number number:decimal-places="0" number:min-integer-digits="1" number:grouping="true"/>
      <number:text>    </number:text>
    </number:number-style>
    <number:number-style style:name="N185P2" style:volatile="true">
      <number:text> -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number number:decimal-places="0" number:min-integer-digits="1" number:grouping="true"/>
      <number:text>р. </number:text>
    </number:number-style>
    <number:number-style style:name="N186P1" style:volatile="true">
      <number:text>-</number:text>
      <number:number number:decimal-places="0" number:min-integer-digits="1" number:grouping="true"/>
      <number:text>р. </number:text>
    </number:number-style>
    <number:number-style style:name="N186P2" style:volatile="true">
      <number:text> -р.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2" number:min-integer-digits="1" number:grouping="true"/>
      <number:text>    </number:text>
    </number:number-style>
    <number:number-style style:name="N187P1" style:volatile="true">
      <number:text>-</number:text>
      <number:number number:decimal-places="2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2" number:min-integer-digits="1" number:grouping="true"/>
      <number:text>р. </number:text>
    </number:number-style>
    <number:number-style style:name="N188P1" style:volatile="true">
      <number:text>-</number:text>
      <number:number number:decimal-places="2" number:min-integer-digits="1" number:grouping="true"/>
      <number:text>р. </number:text>
    </number:number-style>
    <number:number-style style:name="N188P2" style:volatile="true">
      <number:text> -</number:text>
      <number:number number:decimal-places="0" number:min-integer-digits="0"/>
      <number:text>р.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scientific-number number:decimal-places="1" number:min-integer-digits="3" number:min-exponent-digits="1"/>
    </number:number-style>
    <number:number-style style:name="N190P0" style:volatile="true">
      <number:text>SFr. </number:text>
      <number:number number:decimal-places="0" number:min-integer-digits="1" number:grouping="true"/>
    </number:number-style>
    <number:number-style style:name="N190">
      <number:text>SFr. -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Fr. </number:text>
      <number:number number:decimal-places="0" number:min-integer-digits="1" number:grouping="true"/>
    </number:number-style>
    <number:number-style style:name="N191">
      <style:text-properties fo:color="#ff0000"/>
      <number:text>SFr. -</number:text>
      <number:number number:decimal-places="0" number:min-integer-digits="1" number:grouping="true"/>
      <style:map style:condition="value()&gt;=0" style:apply-style-name="N191P0"/>
    </number:number-style>
    <number:number-style style:name="N192P0" style:volatile="true">
      <number:text>SFr. </number:text>
      <number:number number:decimal-places="2" number:min-integer-digits="1" number:grouping="true"/>
    </number:number-style>
    <number:number-style style:name="N192">
      <number:text>SFr. -</number:text>
      <number:number number:decimal-places="2" number:min-integer-digits="1" number:grouping="true"/>
      <style:map style:condition="value()&gt;=0" style:apply-style-name="N192P0"/>
    </number:number-style>
    <number:number-style style:name="N193P0" style:volatile="true">
      <number:text>SFr. </number:text>
      <number:number number:decimal-places="2" number:min-integer-digits="1" number:grouping="true"/>
    </number:number-style>
    <number:number-style style:name="N193">
      <style:text-properties fo:color="#ff0000"/>
      <number:text>SFr. -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 SFr. </number:text>
      <number:number number:decimal-places="0" number:min-integer-digits="1" number:grouping="true"/>
      <number:text> </number:text>
    </number:number-style>
    <number:number-style style:name="N194P1" style:volatile="true">
      <number:text> SFr. -</number:text>
      <number:number number:decimal-places="0" number:min-integer-digits="1" number:grouping="true"/>
      <number:text> </number:text>
    </number:number-style>
    <number:number-style style:name="N194P2" style:volatile="true">
      <number:text> SFr. 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</number:text>
      <number:number number:decimal-places="0" number:min-integer-digits="1" number:grouping="true"/>
      <number:text> </number:text>
    </number:number-style>
    <number:number-style style:name="N195P1" style:volatile="true">
      <number:text> -</number:text>
      <number:number number:decimal-places="0" number:min-integer-digits="1" number:grouping="true"/>
      <number:text> </number:text>
    </number:number-style>
    <number:number-style style:name="N195P2" style:volatile="true">
      <number:text> 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SFr. </number:text>
      <number:number number:decimal-places="2" number:min-integer-digits="1" number:grouping="true"/>
      <number:text> </number:text>
    </number:number-style>
    <number:number-style style:name="N196P1" style:volatile="true">
      <number:text> SFr. -</number:text>
      <number:number number:decimal-places="2" number:min-integer-digits="1" number:grouping="true"/>
      <number:text> </number:text>
    </number:number-style>
    <number:number-style style:name="N196P2" style:volatile="true">
      <number:text> SFr. -</number:text>
      <number:number number: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text> </number:text>
      <number:number number:decimal-places="2" number:min-integer-digits="1" number:grouping="true"/>
      <number:text> </number:text>
    </number:number-style>
    <number:number-style style:name="N197P1" style:volatile="true">
      <number:text> -</number:text>
      <number:number number:decimal-places="2" number:min-integer-digits="1" number:grouping="true"/>
      <number:text> </number:text>
    </number:number-style>
    <number:number-style style:name="N197P2" style:volatile="true">
      <number:text> -</number:text>
      <number:number number: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text>$</number:text>
      <number:number number:decimal-places="0" number:min-integer-digits="1" number:grouping="true"/>
      <number:text> </number:text>
    </number:number-style>
    <number:number-style style:name="N198">
      <number:text>($</number:text>
      <number:number number:decimal-places="0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0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$</number:text>
      <number:number number:decimal-places="2" number:min-integer-digits="1" number:grouping="true"/>
      <number:text> </number:text>
    </number:number-style>
    <number:number-style style:name="N200">
      <number:text>($</number:text>
      <number:number number:decimal-places="2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</number:text>
      <number:number number:decimal-places="2" number:min-integer-digits="1" number:grouping="true"/>
      <number:text> </number:text>
    </number:number-style>
    <number:number-style style:name="N20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 $</number:text>
      <number:number number:decimal-places="0" number:min-integer-digits="1" number:grouping="true"/>
      <number:text> </number:text>
    </number:number-style>
    <number:number-style style:name="N202P1" style:volatile="true">
      <number:text> $(</number:text>
      <number:number number:decimal-places="0" number:min-integer-digits="1" number:grouping="true"/>
      <number:text>)</number:text>
    </number:number-style>
    <number:number-style style:name="N202P2" style:volatile="true">
      <number:text> $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</number:text>
      <number:number number:decimal-places="0" number:min-integer-digits="1" number:grouping="true"/>
      <number:text> </number:text>
    </number:number-style>
    <number:number-style style:name="N203P1" style:volatile="true">
      <number:text> (</number:text>
      <number:number number:decimal-places="0" number:min-integer-digits="1" number:grouping="true"/>
      <number:text>)</number:text>
    </number:number-style>
    <number:number-style style:name="N203P2" style:volatile="true">
      <number:text> -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$</number:text>
      <number:number number:decimal-places="2" number:min-integer-digits="1" number:grouping="true"/>
      <number:text> </number:text>
    </number:number-style>
    <number:number-style style:name="N204P1" style:volatile="true">
      <number:text> $(</number:text>
      <number:number number:decimal-places="2" number:min-integer-digits="1" number:grouping="true"/>
      <number:text>)</number:text>
    </number:number-style>
    <number:number-style style:name="N204P2" style:volatile="true">
      <number:text> $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2" number:min-integer-digits="1" number:grouping="true"/>
      <number:text> </number:text>
    </number:number-style>
    <number:number-style style:name="N205P1" style:volatile="true">
      <number:text> (</number:text>
      <number:number number:decimal-places="2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3" number:min-integer-digits="1" number:grouping="true"/>
      <number:text> </number:text>
    </number:number-style>
    <number:number-style style:name="N206P1" style:volatile="true">
      <number:text> -</number:text>
      <number:number number:decimal-places="3" number:min-integer-digits="1" number:grouping="true"/>
      <number:text> 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4" number:min-integer-digits="1" number:grouping="true"/>
      <number:text> </number:text>
    </number:number-style>
    <number:number-style style:name="N207P1" style:volatile="true">
      <number:text> -</number:text>
      <number:number number:decimal-places="4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5" number:min-integer-digits="1" number:grouping="true"/>
      <number:text> </number:text>
    </number:number-style>
    <number:number-style style:name="N208P1" style:volatile="true">
      <number:text> -</number:text>
      <number:number number:decimal-places="5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6" number:min-integer-digits="1" number:grouping="true"/>
      <number:text> </number:text>
    </number:number-style>
    <number:number-style style:name="N209P1" style:volatile="true">
      <number:text> -</number:text>
      <number:number number:decimal-places="6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1" number:min-integer-digits="1" number:grouping="true"/>
      <number:text> </number:text>
    </number:number-style>
    <number:number-style style:name="N210P1" style:volatile="true">
      <number:text> -</number:text>
      <number:number number:decimal-places="1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date-style style:name="N21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5107" number:language="en" number:country="GB">
      <number:day number:style="long"/>
      <number:text>-</number:text>
      <number:month number:textual="true"/>
    </number:date-style>
    <number:date-style style:name="N15108" number:language="en" number:country="GB">
      <number:month number:textual="true"/>
      <number:text>-</number:text>
      <number:year/>
    </number:date-style>
    <number:time-style style:name="N15109" number:language="en" number:country="GB">
      <number:hours/>
      <number:text>:</number:text>
      <number:minutes number:style="long"/>
      <number:text> </number:text>
      <number:am-pm/>
    </number:time-style>
    <number:time-style style:name="N1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_5f_3_5f_1" style:display-name="Excel_CondFormat_1_3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2">22/01/2010</text:date>, <text:time>14:2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Peter Arrenbrecht</meta:initial-creator>
    <meta:creation-date>2005-11-22T22:05:38</meta:creation-date>
    <dc:date>2010-01-22T14:21:31</dc:date>
    <meta:editing-cycles>7</meta:editing-cycles>
    <meta:editing-duration>PT21H36M10S</meta:editing-duration>
    <dc:creator>Vladimir Korenev</dc:creator>
    <meta:document-statistic meta:table-count="1" meta:cell-count="1220" meta:object-count="0"/>
    <meta:user-defined meta:name="Info 1"/>
    <meta:user-defined meta:name="Info 2"/>
    <meta:user-defined meta:name="Info 3"/>
    <meta:user-defined meta:name="Info 4"/>
  </office:meta>
</office:document-meta>
</file>